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74cm" fo:min-width="1.193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1.693cm" svg:height="1.624cm" draw:transform="rotate (0.349065850398866) translate (11.645cm 7.038cm)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.693cm" svg:height="1.624cm" draw:transform="rotate (0.349065850398866) translate (13.423cm 6.391cm)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8.875cm" svg:height="1.085cm" svg:x="9.576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20.0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1.4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3T22:21:16.814748842</meta:creation-date>
    <dc:date>2017-09-23T22:24:24.115184503</dc:date>
    <meta:editing-duration>PT3M8S</meta:editing-duration>
    <meta:editing-cycles>1</meta:editing-cycles>
    <meta:document-statistic meta:object-count="26"/>
    <meta:generator>LibreOfficeDev/6.0.0.0.alpha0$Linux_X86_64 LibreOffice_project/695383068464a21c9af8249be6796d46ca7ec2f2</meta:generator>
  </office:meta>
</office:document-meta>
</file>